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text-properties officeooo:rsid="0010d684" officeooo:paragraph-rsid="0010d684"/>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7"/>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8"/>
    <style:style style:name="P18" style:family="paragraph" style:parent-style-name="Text_20_body" style:list-style-name="L9">
      <style:paragraph-properties fo:margin-top="0cm" fo:margin-bottom="0cm" style:contextual-spacing="false"/>
    </style:style>
    <style:style style:name="P19" style:family="paragraph" style:parent-style-name="Text_20_body" style:list-style-name="L9"/>
    <style:style style:name="T1" style:family="text">
      <style:text-properties officeooo:rsid="0010d684"/>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Rapport d’analyse de l’existant</text:span></text:p>
      <text:h text:style-name="Heading_20_3" text:outline-level="3">1. Contexte actuel</text:h>
      <text:p text:style-name="Text_20_body">L’entreprise dispose d’un réseau informatique qui comprend plusieurs équipements tels que des routeurs, des switches, des serveurs et des postes clients. La gestion de ce réseau repose sur des outils traditionnels et une surveillance manuelle, ce qui pose plusieurs problèmes.</text:p>
      <text:h text:style-name="Heading_20_3" text:outline-level="3">2. Problèmes identifiés</text:h>
      <text:list text:style-name="L1">
        <text:list-item>
          <text:p text:style-name="P1"><text:span text:style-name="Strong_20_Emphasis">Absence de supervision en temps réel</text:span> : Les administrateurs doivent effectuer des vérifications manuelles pour identifier les pannes. </text:p>
        </text:list-item>
        <text:list-item>
          <text:p text:style-name="P1"><text:span text:style-name="Strong_20_Emphasis">Manque d’automatisation</text:span> : Les configurations et mises à jour sont gérées manuellement. </text:p>
        </text:list-item>
        <text:list-item>
          <text:p text:style-name="P1"><text:span text:style-name="Strong_20_Emphasis">Difficulté à détecter les anomalies</text:span> : L’absence d’un système de monitoring avancé empêche une réaction rapide. </text:p>
        </text:list-item>
        <text:list-item>
          <text:p text:style-name="P1"><text:span text:style-name="Strong_20_Emphasis">Problèmes de sécurité</text:span> : Pas de détection proactive des cyberattaques ou comportements suspects. </text:p>
        </text:list-item>
        <text:list-item>
          <text:p text:style-name="P2"><text:span text:style-name="Strong_20_Emphasis">Manque d’historisation</text:span> : Pas de journalisation structurée des incidents pour analyse. </text:p>
        </text:list-item>
      </text:list>
      <text:p text:style-name="Horizontal_20_Line"/>
      <text:p text:style-name="Text_20_body"><text:span text:style-name="Strong_20_Emphasis">Rapport d’analyse des besoins</text:span></text:p>
      <text:h text:style-name="Heading_20_3" text:outline-level="3">1. Objectifs</text:h>
      <text:p text:style-name="Text_20_body">L’objectif est de développer une solution qui facilite la gestion et la surveillance du réseau informatique, tout en améliorant la réactivité face aux pannes et aux menaces.</text:p>
      <text:h text:style-name="Heading_20_3" text:outline-level="3">2. Besoins fonctionnels</text:h>
      <text:list text:style-name="L2">
        <text:list-item>
          <text:p text:style-name="P3"><text:span text:style-name="Strong_20_Emphasis">Supervision en temps réel</text:span> du réseau et des performances des équipements. </text:p>
        </text:list-item>
        <text:list-item>
          <text:p text:style-name="P3"><text:span text:style-name="Strong_20_Emphasis">Alertes automatiques</text:span> en cas d’incident ou d’anomalie. </text:p>
        </text:list-item>
        <text:list-item>
          <text:p text:style-name="P3"><text:span text:style-name="Strong_20_Emphasis">Tableau de bord interactif</text:span> affichant l’état du réseau. </text:p>
        </text:list-item>
        <text:list-item>
          <text:p text:style-name="P3"><text:span text:style-name="Strong_20_Emphasis">Journalisation et rapports</text:span> sur les performances et incidents. </text:p>
        </text:list-item>
        <text:list-item>
          <text:p text:style-name="P3"><text:span text:style-name="Strong_20_Emphasis">Gestion des utilisateurs</text:span> avec différents niveaux d’accès. </text:p>
        </text:list-item>
        <text:list-item>
          <text:p text:style-name="P4"><text:span text:style-name="Strong_20_Emphasis">Outils de détection et prévention</text:span> des cyberattaques. </text:p>
        </text:list-item>
      </text:list>
      <text:h text:style-name="Heading_20_3" text:outline-level="3">3. Besoins techniques</text:h>
      <text:list text:style-name="L3">
        <text:list-item>
          <text:p text:style-name="P5">Compatibilité avec les protocoles <text:span text:style-name="Strong_20_Emphasis">SNMP, ICMP, Syslog/</text:span><text:span text:style-name="Strong_20_Emphasis"><text:span text:style-name="T1">Rsyslog</text:span></text:span>. </text:p>
        </text:list-item>
        <text:list-item>
          <text:p text:style-name="P5">Intégration avec des bases de données relationnelles. </text:p>
        </text:list-item>
        <text:list-item>
          <text:p text:style-name="P5">Interface Web responsive et intuitive. </text:p>
        </text:list-item>
        <text:list-item>
          <text:p text:style-name="P6">Authentification sécurisée (OAuth2, JWT).</text:p>
        </text:list-item>
        <text:list-item>
          <text:p text:style-name="P7">Intégration de <text:span text:style-name="T2">LDAP </text:span><text:span text:style-name="T3">pour la gestion des identités et accès</text:span></text:p>
        </text:list-item>
      </text:list>
      <text:h text:style-name="Heading_20_3" text:outline-level="3">4. Contraintes</text:h>
      <text:list text:style-name="L4">
        <text:list-item>
          <text:p text:style-name="P8">Doit supporter au moins <text:span text:style-name="Strong_20_Emphasis">1000 équipements</text:span> connectés. </text:p>
        </text:list-item>
        <text:list-item>
          <text:p text:style-name="P8">Optimisation des performances et réduction des temps de latence. </text:p>
        </text:list-item>
        <text:list-item>
          <text:p text:style-name="P9">Système modulaire pour évolutivité future. </text:p>
        </text:list-item>
      </text:list>
      <text:p text:style-name="Horizontal_20_Line"/>
      <text:p text:style-name="Text_20_body"><text:soft-page-break/><text:span text:style-name="Strong_20_Emphasis">Cahier des charges</text:span></text:p>
      <text:h text:style-name="Heading_20_3" text:outline-level="3">1. Présentation du projet</text:h>
      <text:list text:style-name="L5">
        <text:list-item>
          <text:p text:style-name="P10"><text:span text:style-name="Strong_20_Emphasis">Nom du projet</text:span> : Système de Gestion de Réseau d’Entreprise </text:p>
        </text:list-item>
        <text:list-item>
          <text:p text:style-name="P11"><text:span text:style-name="Strong_20_Emphasis">Objectif principal</text:span> : Offrir une solution intuitive et efficace pour surveiller et gérer les infrastructures réseau. </text:p>
        </text:list-item>
      </text:list>
      <text:h text:style-name="Heading_20_3" text:outline-level="3">2. Fonctionnalités principales</text:h>
      <text:list text:style-name="L6">
        <text:list-item>
          <text:p text:style-name="P12"><text:span text:style-name="Strong_20_Emphasis">Supervision en temps réel</text:span> du réseau et des équipements. </text:p>
        </text:list-item>
        <text:list-item>
          <text:p text:style-name="P12"><text:span text:style-name="Strong_20_Emphasis">Alertes et notifications</text:span> en cas d’incident. </text:p>
        </text:list-item>
        <text:list-item>
          <text:p text:style-name="P12"><text:span text:style-name="Strong_20_Emphasis">Analyse et reporting</text:span> des performances du réseau. </text:p>
        </text:list-item>
        <text:list-item>
          <text:p text:style-name="P12"><text:span text:style-name="Strong_20_Emphasis">Gestion des configurations</text:span> des équipements. </text:p>
        </text:list-item>
        <text:list-item>
          <text:p text:style-name="P12"><text:span text:style-name="Strong_20_Emphasis">Authentification sécurisée</text:span> et gestion des rôles. </text:p>
        </text:list-item>
        <text:list-item>
          <text:p text:style-name="P13"><text:span text:style-name="Strong_20_Emphasis">Interface Web intuitive</text:span> pour une gestion centralisée. </text:p>
        </text:list-item>
      </text:list>
      <text:h text:style-name="Heading_20_3" text:outline-level="3">3. Technologies prévues</text:h>
      <text:list text:style-name="L7">
        <text:list-item>
          <text:p text:style-name="P14"><text:span text:style-name="Strong_20_Emphasis">Langages</text:span> : Python (Django/Flask), JavaScript (React.js, Vue.js) </text:p>
        </text:list-item>
        <text:list-item>
          <text:p text:style-name="P14"><text:span text:style-name="Strong_20_Emphasis">Base de données</text:span> : PostgreSQL, MySQL ou MongoDB </text:p>
        </text:list-item>
        <text:list-item>
          <text:p text:style-name="P14"><text:span text:style-name="Strong_20_Emphasis">Protocoles</text:span> : SNMP, ICMP, NetFlow, Syslog </text:p>
        </text:list-item>
        <text:list-item>
          <text:p text:style-name="P14"><text:span text:style-name="Strong_20_Emphasis">Infrastructure</text:span> : Serveur Linux, Docker </text:p>
        </text:list-item>
        <text:list-item>
          <text:p text:style-name="P15"><text:span text:style-name="Strong_20_Emphasis">Sécurité</text:span> : TLS/SSL, OAuth2, JWT,<text:span text:style-name="T1">LDAP</text:span></text:p>
        </text:list-item>
      </text:list>
      <text:h text:style-name="Heading_20_3" text:outline-level="3">4. Déploiement et maintenance</text:h>
      <text:list text:style-name="L8">
        <text:list-item>
          <text:p text:style-name="P16">Phase de <text:span text:style-name="Strong_20_Emphasis">développement</text:span> : 3 à 6 mois. </text:p>
        </text:list-item>
        <text:list-item>
          <text:p text:style-name="P16"><text:span text:style-name="Strong_20_Emphasis">Tests et validation</text:span> : Scénarios de test pour assurer la stabilité. </text:p>
        </text:list-item>
        <text:list-item>
          <text:p text:style-name="P17"><text:span text:style-name="Strong_20_Emphasis">Mises à jour</text:span> : Maintenance continue avec correctifs et nouvelles fonctionnalités. </text:p>
        </text:list-item>
      </text:list>
      <text:h text:style-name="Heading_20_3" text:outline-level="3">5. Livrables</text:h>
      <text:list text:style-name="L9">
        <text:list-item>
          <text:p text:style-name="P18">Code source. </text:p>
        </text:list-item>
        <text:list-item>
          <text:p text:style-name="P18">Documentation technique et utilisateur. </text:p>
        </text:list-item>
        <text:list-item>
          <text:p text:style-name="P19">Prototype fonctionnel. </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3T01:10:28.645468681</meta:creation-date>
    <dc:date>2025-02-13T01:25:19.620278679</dc:date>
    <meta:editing-duration>PT14M52S</meta:editing-duration>
    <meta:editing-cycles>2</meta:editing-cycles>
    <meta:generator>LibreOffice/24.8.2.1$Linux_X86_64 LibreOffice_project/480$Build-1</meta:generator>
    <meta:document-statistic meta:table-count="0" meta:image-count="0" meta:object-count="0" meta:page-count="2" meta:paragraph-count="54" meta:word-count="455" meta:character-count="3036" meta:non-whitespace-character-count="2638"/>
  </office:meta>
</office:document-meta>
</file>